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ToArrayTest_long.test_long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ToArrayTest_long.test_long_error_m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ToArrayTest_long.test_long_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ToArrayTest_long.test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ToArrayTest_long.test_long_error_ma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ToArrayTest_long.test_long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